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2mm"/>
    </style:style>
    <style:style style:name="co2" style:family="table-column">
      <style:table-column-properties fo:break-before="auto" style:column-width="21.38mm"/>
    </style:style>
    <style:style style:name="co3" style:family="table-column">
      <style:table-column-properties fo:break-before="auto" style:column-width="18.36mm"/>
    </style:style>
    <style:style style:name="co4" style:family="table-column">
      <style:table-column-properties fo:break-before="auto" style:column-width="16.72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5.77mm"/>
    </style:style>
    <style:style style:name="co9" style:family="table-column">
      <style:table-column-properties fo:break-before="auto" style:column-width="75.44mm"/>
    </style:style>
    <style:style style:name="co10" style:family="table-column">
      <style:table-column-properties fo:break-before="auto" style:column-width="119.61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35.93mm"/>
    </style:style>
    <style:style style:name="co13" style:family="table-column">
      <style:table-column-properties fo:break-before="auto" style:column-width="53.76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9mm" fo:break-before="auto" style:use-optimal-row-height="false"/>
    </style:style>
    <style:style style:name="ro6" style:family="table-row">
      <style:table-row-properties style:row-height="4.87mm" fo:break-before="auto" style:use-optimal-row-height="false"/>
    </style:style>
    <style:style style:name="ta1" style:family="table" style:master-page-name="PageStyle_5f_Описание">
      <style:table-properties table:display="true" style:writing-mode="lr-tb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0000" fo:padding="0.71mm"/>
    </style:style>
    <style:style style:name="ce12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padding="0.71mm"/>
    </style:style>
    <style:style style:name="ce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00" fo:padding="0.71mm"/>
    </style:style>
    <style:style style:name="ce36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number-columns-repeated="257" table:default-cell-style-name="ce26"/>
        <table:table-column table:style-name="co1" table:number-columns-repeated="767" table:default-cell-style-name="Default"/>
        <table:table-row table:style-name="ro1">
          <table:table-cell table:style-name="ce25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25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 table:number-rows-repeated="2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3"/>
        <table:table-column table:style-name="co2" table:default-cell-style-name="ce31"/>
        <table:table-column table:style-name="co6" table:default-cell-style-name="ce31"/>
        <table:table-column table:style-name="co7" table:default-cell-style-name="ce31"/>
        <table:table-column table:style-name="co2" table:default-cell-style-name="ce31"/>
        <table:table-column table:style-name="co8" table:default-cell-style-name="ce31"/>
        <table:table-column table:style-name="co2" table:number-columns-repeated="248" table:default-cell-style-name="ce31"/>
        <table:table-column table:style-name="co2" table:number-columns-repeated="767" table:default-cell-style-name="Default"/>
        <table:table-row table:style-name="ro3">
          <table:table-cell table:style-name="ce28" office:value-type="string" calcext:value-type="string">
            <text:p>number</text:p>
          </table:table-cell>
          <table:table-cell table:style-name="ce28" office:value-type="string" calcext:value-type="string">
            <text:p>district</text:p>
          </table:table-cell>
          <table:table-cell table:style-name="ce28" office:value-type="string" calcext:value-type="string">
            <text:p>region</text:p>
          </table:table-cell>
          <table:table-cell table:style-name="ce32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3"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ресурсный_резерва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охраняемый_ландшаф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уникальное_озеро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4"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зона_покоя</text:p>
          </table:table-cell>
          <table:table-cell table:style-name="ce35" table:number-columns-repeated="9"/>
          <table:table-cell table:style-name="ce36" table:number-columns-repeated="1011"/>
        </table:table-row>
        <table:table-row table:style-name="ro3"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рекреационно-оздоровительный_природный_комплек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ландшафтный_природный_парк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зона_поко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природный_объек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экологический_коридор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одно-болотное_угодье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арков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сквер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4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питомник</text:p>
          </table:table-cell>
          <table:table-cell table:style-name="ce35" table:number-columns-repeated="9"/>
          <table:table-cell table:style-name="ce36" table:number-columns-repeated="1011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охраняемый_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водно-болотное_угодье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зона_покоя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природный_объект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охраняемая_береговая_линия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памятник_садово-паркового_искусства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государственный_природный_микрозаказни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биологическая_станция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водоохранная_зона_и_прибрежная_защитная_полос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запретная_полоса_леса_расположенная_вдоль_водного_объекта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микрозаказни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учебно-научный_стационар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охраняемый_водный_объек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охраняемая_зелёная_зона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лесопарковая_зона_населённого_пункт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природ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природно-антропоген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природный_микрозаказни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природный_микрорезерва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особо_охраняемая_территория_водных_объектов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территория_рекреационного_назначен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территория_историко-культурного_назначения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водно-болотное_угодье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лесопар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природ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рекреационная_местность_регионального_значен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природный_микрозаказник_регионального_значен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природно-исторический_комплекс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территория_охраняемого_ландшафт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рекреационная_местность_местного_значен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природно-рекреационная_местность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городской_пар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рекреационный_участо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природная_заповедная_территори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прир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государственный_природный_микрозаказни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государственный_природный_микрозаповедни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охраняемое_водно-болотное_угодье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биологическая_станция_(учебно-научный_стационар)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зелё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охраняемый_водный_объек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водоохранная_зона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охраняемый_долин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городской_парк_и_городской_ле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природный_объект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полигон_долгосрочного_экологического_мониторинга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территория_рекреационного_назначени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природный_ландшафт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ООПТ_историко-культурного_значения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ООПТ_рекреационного_значения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ресурсоохранная_территор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заповедный_участо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охраняемый_природный_комплекс_(объект)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охраняемая_садово-парковая_территори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лесной_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памятник_ландшафтной_архитектуры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городской_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парк-выставка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микрозаказни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генетический_резерват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городской_ле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городской_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курорт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мемориальное_дерево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экологический_полигон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экологические_плантации_и_питомники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охраняемый_водный_объект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этноприродный_парк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лесной_генетический_резерва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природное_наследие_народов_Чувашской_республики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памятное_природное_место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зелё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эколого-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зелё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охраняемый_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охраняемый_природный_объект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охраняемый_ландшаф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природный_резерва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историко-природный_комплекс_и_территория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природный_культурно-мемориальный_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экологический_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парк_поселения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природная_достопримечательность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не_определено_25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территория_охраняемого_ландшафт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охраняемый_объект_природного_комплекса_населённого_пункт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4"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памятник_ландшафтного_искусства</text:p>
          </table:table-cell>
          <table:table-cell table:style-name="ce35" table:number-columns-repeated="9"/>
          <table:table-cell table:style-name="ce36" table:number-columns-repeated="1011"/>
        </table:table-row>
        <table:table-row table:style-name="ro3"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природно-исторически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эколого-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особо_охраняемое_природное_урочище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особо_охраняемый_природный_ландшаф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особо_охраняемый_водный_объек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эколого-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экологический_пар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ландшафтный_пар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природно-исторический_пар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string" calcext:value-type="string">
            <text:p>охраняемая_зелё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string" calcext:value-type="string">
            <text:p>памятник_живой_природы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парковая_зона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сквер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охраняемый_природный_объект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охраняемый_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туристско-рекреационная_местность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природный_резерва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природно-культурная_местность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болот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водно-болотное_угодье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алле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городской_(поселковый)_парк_культуры_и_отдых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сквер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охраняемый_природный_комплекс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охраняемый_природный_объект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экотуристическая_территор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охраняемый_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загородный_пар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string" calcext:value-type="string">
            <text:p>природно-рекреационная_территор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string" calcext:value-type="string">
            <text:p>охраняемый_культурно-рекреационный_ландшафт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string" calcext:value-type="string">
            <text:p>охраняемая_природная_местность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природный_резерва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историко-ландшафтный_комплек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зона_историко-природного_ландшафта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string" calcext:value-type="string">
            <text:p>парк_культуры_и_отдыха_Ивановской_области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string" calcext:value-type="string">
            <text:p>туристско-рекреационная_местность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string" calcext:value-type="string">
            <text:p>заповедный_участо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string" calcext:value-type="string">
            <text:p>ландшафтный_памятни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string" calcext:value-type="string">
            <text:p>садово-парковый_ландшаф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заповедный_участок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природно-исторический_и_экологический_пар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string" calcext:value-type="string">
            <text:p>городской_ле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string" calcext:value-type="string">
            <text:p>городской_парк_(сквер)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string" calcext:value-type="string">
            <text:p>памятник_садово-паркового_искусств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string" calcext:value-type="string">
            <text:p>памятник_живой_природы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string" calcext:value-type="string">
            <text:p>туристско-рекреационная_местность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string" calcext:value-type="string">
            <text:p>природно-культурный_комплекс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string" calcext:value-type="string">
            <text:p>дерево-памятник_живой_природы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лесопарк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зелёная_зона_городского_и_сельского_поселения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городская_рекреационная_зона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памятник_садово-паркового_искусств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охраняемый_ландшаф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string" calcext:value-type="string">
            <text:p>экологический_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родный_микрозаповедни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особо_охраняемый_водный_объек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брежная_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особо_охраняемый_геологический_объект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родный_исторический_комплекс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остранственный_экологически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родный_рекреацион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родный_резерва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амятник_живой_природы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ландшафтный_парк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string" calcext:value-type="string">
            <text:p>природная_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болото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водный_объект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озеро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парк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зелёная_зона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string" calcext:value-type="string">
            <text:p>не_определено_43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охраняемая_зелёная_зона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охраняемая_садово-парковая_территор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охраняемая_природно-ландшафтная_территор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охраняемая_территория_занятая_особыми_деревьями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охраняем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туристско-рекреационная_местность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природный_резерва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природно-культурная_местность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болотный_комплекс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природ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природно-исторический_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экологический_парк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заповедный_участок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городской_лес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string" calcext:value-type="string">
            <text:p>водоохранная_зон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string" calcext:value-type="string">
            <text:p>городской_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string" calcext:value-type="string">
            <text:p>памятник_живой_природы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природный_историко-культурный_заказник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уникальные_лесные_насаждения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историко-культурный_и_природный_музей-заповедник</text:p>
          </table:table-cell>
          <table:table-cell table:style-name="ce36" table:number-columns-repeated="1020"/>
        </table:table-row>
        <table:table-row table:style-name="ro3"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не_определено_80</text:p>
          </table:table-cell>
          <table:table-cell table:style-name="ce36" table:number-columns-repeated="1020"/>
        </table:table-row>
        <table:table-row table:style-name="ro3"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string" calcext:value-type="string">
            <text:p>природно-антропогенный_рекреацион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лиманно-плавнев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природная_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прибрежн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эколого-этническая_зона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природная_достопримечательность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природная_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природная_достопримечательность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рекреационная_местность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природный_микрозаказник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string" calcext:value-type="string">
            <text:p>микрозаказник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string" calcext:value-type="string">
            <text:p>особо_охраняемый_в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string" calcext:value-type="string">
            <text:p>охраняемая_озеленённая_и_лесная_территор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string" calcext:value-type="string">
            <text:p>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string" calcext:value-type="string">
            <text:p>прир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заповедное_урочище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ландшафтно-рекреационный_парк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парк-памятник_садово-паркового_искусства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зоологический_парк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природная_территория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природная_достопримечательность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string" calcext:value-type="string">
            <text:p>прибрежн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string" calcext:value-type="string">
            <text:p>лиманно-плавневый_комплекс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string" calcext:value-type="string">
            <text:p>природно-рекреационная_зона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string" calcext:value-type="string">
            <text:p>природная_достопримечательность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водно-болотное_угодье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природная_заповедная_территор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нерестовый_массив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парк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охраняемая_береговая_линия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охраняемая_речная_система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охраняемый_природный_ландшафт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биологическая_станция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string" calcext:value-type="string">
            <text:p>охраняемый_ландшаф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string" calcext:value-type="string">
            <text:p>природная_достопримечательность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string" calcext:value-type="string">
            <text:p>охраняемый_ландшаф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string" calcext:value-type="string">
            <text:p>охраняемый_природн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string" calcext:value-type="string">
            <text:p>охраняемый_объект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4"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string" calcext:value-type="string">
            <text:p>не_определено_57</text:p>
          </table:table-cell>
          <table:table-cell table:style-name="ce35" table:number-columns-repeated="9"/>
          <table:table-cell table:style-name="ce36" table:number-columns-repeated="1011"/>
        </table:table-row>
        <table:table-row table:style-name="ro3"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string" calcext:value-type="string">
            <text:p>прибрежный_природный_комплекс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string" calcext:value-type="string">
            <text:p>ландшафтно-рекреационный_парк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string" calcext:value-type="string">
            <text:p>парк-памятник_садово-паркового_искусства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1011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2" table:number-columns-repeated="250" table:default-cell-style-name="ce26"/>
        <table:table-column table:style-name="co2" table:number-columns-repeated="767" table:default-cell-style-name="Default"/>
        <table:table-row table:style-name="ro5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Камчат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Алтайский кр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Т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Тыва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Ханты-Мансийс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рмский край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оми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род федерального значения Москва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Северная Осетия - Алан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₽</number:text>
    </number:number-style>
    <number:number-style style:name="N111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2" style:volatile="true">
      <loext:text> </loext:text>
      <loext:fill-character> </loext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6:39.0759861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20-06-12T17:06:44.798346483</meta:creation-date>
    <meta:editing-cycles>1</meta:editing-cycles>
    <meta:editing-duration>P0D</meta:editing-duration>
    <meta:document-statistic meta:table-count="3" meta:cell-count="3819" meta:object-count="0"/>
  </office:meta>
</office:document-meta>
</file>